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able_20_Contents">
      <style:text-properties fo:font-size="18.25pt" officeooo:rsid="001498f2" officeooo:paragraph-rsid="001498f2" style:font-size-asian="16pt" style:font-size-complex="18.25pt"/>
    </style:style>
    <style:style style:name="P3" style:family="paragraph" style:parent-style-name="Table_20_Contents">
      <style:text-properties fo:color="#ff0000" fo:font-size="18.25pt" officeooo:rsid="001498f2" officeooo:paragraph-rsid="001498f2" style:font-size-asian="16pt" style:font-size-complex="18.25pt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public static void writerxml(){</text:p>
            <text:p text:style-name="P2"><text:tab/> <text:s/>//创建学生集合</text:p>
            <text:p text:style-name="P2"><text:tab/> <text:s/>List&lt;Student&gt; stlist =new ArrayList&lt;&gt;();</text:p>
            <text:p text:style-name="P2"><text:tab/> <text:s/>for(int i=1;i&lt;10;i++){</text:p>
            <text:p text:style-name="P2"><text:tab/><text:tab/>Student s=new Student(i, "学生"+i, 1, 40, "中国");</text:p>
            <text:p text:style-name="P2"><text:tab/><text:tab/>stlist.add(s);</text:p>
            <text:p text:style-name="P2"><text:tab/> <text:s/>}</text:p>
            <text:p text:style-name="P2"><text:tab/> <text:s/>//创建xml的文档对象</text:p>
            <text:p text:style-name="P2"><text:tab/> <text:span text:style-name="T1"><text:s/>Document doc=DocumentHelper.createDocument();</text:span></text:p>
            <text:p text:style-name="P2"><text:tab/> <text:s/>//创建文档中的根节点</text:p>
            <text:p text:style-name="P2"><text:tab/> <text:span text:style-name="T1"><text:s/>Element root=doc.addElement("students");</text:span></text:p>
            <text:p text:style-name="P2"><text:tab/> <text:s/>//遍历集合写节点</text:p>
            <text:p text:style-name="P2"><text:tab/> <text:s/>for(Student s:stlist){</text:p>
            <text:p text:style-name="P2"><text:tab/><text:tab/> <text:s/>//在根节点上添加元素并且添加属性</text:p>
            <text:p text:style-name="P2"><text:tab/><text:tab/> <text:s/><text:span text:style-name="T1">Element stuelm=root.addElement("student")</text:span></text:p>
            <text:p text:style-name="P3"><text:tab/><text:tab/><text:tab/><text:tab/> <text:s/>.addAttribute("stuno", s.getStuNo()+"")</text:p>
            <text:p text:style-name="P3"><text:tab/><text:tab/><text:tab/><text:tab/> <text:s/>.addAttribute("gender", s.getGender()+"");</text:p>
            <text:p text:style-name="P2"><text:tab/><text:tab/> <text:s/>//在元素中加入元素,并且设置文本</text:p>
            <text:p text:style-name="P2"><text:tab/><text:tab/> <text:s/>stuelm.addElement("name").setText(s.getName());</text:p>
            <text:p text:style-name="P2"><text:tab/><text:tab/> <text:s/>stuelm.addElement("address").setText(s.getAddress());</text:p>
            <text:p text:style-name="P2"><text:tab/><text:tab/> <text:s/>stuelm.addElement("scrore").setText(s.getScore()+"");</text:p>
            <text:p text:style-name="P2"><text:tab/><text:tab/> <text:s/></text:p>
            <text:p text:style-name="P2"><text:tab/> <text:s/>}</text:p>
            <text:p text:style-name="P2"><text:tab/> <text:s/></text:p>
            <text:p text:style-name="P2"><text:tab/> <text:s/>FileOutputStream out=null;</text:p>
            <text:p text:style-name="P2"><text:tab/> <text:span text:style-name="T1"><text:s/>XMLWriter xw=null;</text:span></text:p>
            <text:p text:style-name="P2"><text:tab/> <text:s/>try {</text:p>
            <text:p text:style-name="P2"><text:tab/><text:tab/>//创建文件输出流</text:p>
            <text:p text:style-name="P2"><text:tab/><text:tab/> <text:s/>out=new FileOutputStream("src/Student.xml");</text:p>
            <text:p text:style-name="P2"><text:tab/><text:tab/> <text:s/>//创建格式化的对象</text:p>
            <text:p text:style-name="P2"><text:tab/><text:tab/> <text:s/><text:span text:style-name="T1">OutputFormat of=OutputFormat.createPrettyPrint();</text:span></text:p>
            <text:p text:style-name="P3"><text:tab/><text:tab/> <text:s/>//创建xml的输出对象</text:p>
            <text:p text:style-name="P3"><text:soft-page-break/><text:tab/><text:tab/> <text:s text:c="2"/>xw=new XMLWriter(out,of);</text:p>
            <text:p text:style-name="P3"><text:tab/><text:tab/> <text:s text:c="2"/>//把文档对象写入到xml中</text:p>
            <text:p text:style-name="P3"><text:tab/><text:tab/> <text:s/>xw.write(doc);</text:p>
            <text:p text:style-name="P2"><text:tab/>} catch (Exception e) {</text:p>
            <text:p text:style-name="P2"><text:tab/>}finally{</text:p>
            <text:p text:style-name="P2"><text:tab/><text:tab/>try {</text:p>
            <text:p text:style-name="P2"><text:tab/><text:tab/><text:tab/>if(xw!=null){</text:p>
            <text:p text:style-name="P2"><text:tab/><text:tab/><text:tab/><text:tab/>xw.close();</text:p>
            <text:p text:style-name="P2"><text:tab/><text:tab/><text:tab/>}</text:p>
            <text:p text:style-name="P2"><text:tab/><text:tab/><text:tab/>if(out!=null){</text:p>
            <text:p text:style-name="P2"><text:tab/><text:tab/><text:tab/><text:tab/>out.close();</text:p>
            <text:p text:style-name="P2"><text:tab/><text:tab/><text:tab/>}</text:p>
            <text:p text:style-name="P2"><text:tab/><text:tab/>} catch (IOException e) {</text:p>
            <text:p text:style-name="P2"><text:tab/><text:tab/><text:tab/>e.printStackTrace();</text:p>
            <text:p text:style-name="P2"><text:tab/><text:tab/>}</text:p>
            <text:p text:style-name="P2"><text:tab/>}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17S</meta:editing-duration>
    <meta:editing-cycles>5</meta:editing-cycles>
    <meta:generator>LibreOffice/5.3.0.3$Windows_X86_64 LibreOffice_project/7074905676c47b82bbcfbea1aeefc84afe1c50e1</meta:generator>
    <dc:date>2018-03-07T23:25:05.078000000</dc:date>
    <meta:document-statistic meta:table-count="1" meta:image-count="0" meta:object-count="0" meta:page-count="2" meta:paragraph-count="48" meta:word-count="179" meta:character-count="1126" meta:non-whitespace-character-count="939"/>
    <meta:user-defined meta:name="Info 1"/>
    <meta:user-defined meta:name="Info 2"/>
    <meta:user-defined meta:name="Info 3"/>
    <meta:user-defined meta:name="Info 4"/>
  </office:meta>
</office:document-meta>
</file>